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ff3333"/>
    </style:style>
    <style:style style:name="P2" style:family="paragraph" style:parent-style-name="Standard">
      <style:text-properties fo:color="#ff3333" fo:font-size="18pt" style:font-size-asian="18pt" style:font-size-complex="18pt"/>
    </style:style>
    <style:style style:name="P3" style:family="paragraph" style:parent-style-name="Standard">
      <style:text-properties fo:color="#ff3333" fo:font-size="15pt" style:font-size-asian="15pt" style:font-size-complex="15pt"/>
    </style:style>
    <style:style style:name="P4" style:family="paragraph" style:parent-style-name="Standard">
      <style:text-properties fo:color="#ff3333" fo:font-size="16pt" style:font-size-asian="16pt" style:font-size-complex="16pt"/>
    </style:style>
    <style:style style:name="P5" style:family="paragraph" style:parent-style-name="Standard">
      <style:text-properties fo:color="#ff3333" fo:font-size="16pt" fo:font-weight="bold" style:font-size-asian="16pt" style:font-weight-asian="bold" style:font-size-complex="16pt" style:font-weight-complex="bold"/>
    </style:style>
    <style:style style:name="P6" style:family="paragraph" style:parent-style-name="Standard">
      <style:text-properties fo:color="#ff3333" fo:font-size="20pt" style:font-size-asian="20pt" style:font-size-complex="20pt"/>
    </style:style>
    <style:style style:name="P7" style:family="paragraph" style:parent-style-name="Standard">
      <style:text-properties fo:color="#ff3333" fo:font-size="26pt" style:font-size-asian="26pt" style:font-size-complex="26pt"/>
    </style:style>
    <style:style style:name="P8" style:family="paragraph" style:parent-style-name="Standard">
      <style:text-properties fo:color="#ff3333" fo:font-size="26pt" fo:font-weight="bold" style:font-size-asian="26pt" style:font-weight-asian="bold" style:font-size-complex="26pt" style:font-weight-complex="bold"/>
    </style:style>
    <style:style style:name="P9" style:family="paragraph" style:parent-style-name="Standard">
      <style:text-properties fo:font-size="16pt" style:font-size-asian="16pt" style:font-size-complex="16pt"/>
    </style:style>
    <style:style style:name="P10" style:family="paragraph" style:parent-style-name="Standard">
      <style:paragraph-properties fo:text-align="center" style:justify-single-word="false"/>
      <style:text-properties fo:font-size="40pt" style:font-size-asian="40pt" style:font-size-complex="40pt"/>
    </style:style>
    <style:style style:name="P11" style:family="paragraph" style:parent-style-name="Standard">
      <style:text-properties fo:color="#2300dc"/>
    </style:style>
    <style:style style:name="P12" style:family="paragraph" style:parent-style-name="Standard">
      <style:text-properties fo:color="#2300dc" fo:font-size="16pt" style:font-size-asian="16pt" style:font-size-complex="16pt"/>
    </style:style>
    <style:style style:name="P13" style:family="paragraph" style:parent-style-name="Standard">
      <style:paragraph-properties fo:break-before="page"/>
    </style:style>
    <style:style style:name="P14" style:family="paragraph" style:parent-style-name="Standard">
      <style:paragraph-properties fo:break-before="page"/>
      <style:text-properties fo:color="#ff3333" fo:font-size="26pt" style:font-size-asian="26pt" style:font-size-complex="26pt"/>
    </style:style>
    <style:style style:name="P15" style:family="paragraph" style:parent-style-name="Standard">
      <style:paragraph-properties fo:break-before="page"/>
      <style:text-properties fo:color="#ff3333" fo:font-size="26pt" fo:font-weight="bold" style:font-size-asian="26pt" style:font-weight-asian="bold" style:font-size-complex="26pt" style:font-weight-complex="bold"/>
    </style:style>
    <style:style style:name="P16" style:family="paragraph" style:parent-style-name="Standard">
      <style:paragraph-properties fo:margin-left="-0.471cm" fo:margin-right="0cm" fo:text-indent="0cm" style:auto-text-indent="false" fo:break-before="page"/>
      <style:text-properties fo:color="#ff3333" fo:font-size="26pt" style:font-size-asian="26pt" style:font-size-complex="26pt"/>
    </style:style>
    <style:style style:name="P17" style:family="paragraph" style:parent-style-name="Standard">
      <style:paragraph-properties fo:margin-left="-0.411cm" fo:margin-right="0cm" fo:text-indent="0cm" style:auto-text-indent="false"/>
      <style:text-properties fo:color="#2323dc" fo:font-size="16pt" style:font-size-asian="16pt" style:font-size-complex="16pt"/>
    </style:style>
    <style:style style:name="P18" style:family="paragraph" style:parent-style-name="Standard">
      <style:paragraph-properties fo:margin-left="-0.323cm" fo:margin-right="0cm" fo:text-indent="0cm" style:auto-text-indent="false"/>
      <style:text-properties fo:color="#2323dc" fo:font-size="16pt" style:font-size-asian="16pt" style:font-size-complex="16pt"/>
    </style:style>
    <style:style style:name="P19" style:family="paragraph" style:parent-style-name="Standard">
      <style:paragraph-properties fo:margin-left="-0.323cm" fo:margin-right="0cm" fo:text-indent="0cm" style:auto-text-indent="false"/>
      <style:text-properties fo:font-size="16pt" style:text-underline-style="solid" style:text-underline-width="auto" style:text-underline-color="font-color" style:font-size-asian="16pt" style:font-size-complex="16pt"/>
    </style:style>
    <style:style style:name="P20" style:family="paragraph" style:parent-style-name="Standard">
      <style:paragraph-properties fo:margin-left="-0.706cm" fo:margin-right="0cm" fo:text-indent="0.706cm" style:auto-text-indent="false">
        <style:tab-stops/>
      </style:paragraph-properties>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color="#ff3333" fo:font-size="15pt" style:font-size-asian="15pt" style:font-size-complex="15pt"/>
    </style:style>
    <style:style style:name="T5"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The Liberty Communicator Project (TLCP)</text:p>
      <text:p text:style-name="P10"/>
      <text:p text:style-name="P10"/>
      <text:p text:style-name="P10"/>
      <text:p text:style-name="P10">A Personal text based </text:p>
      <text:p text:style-name="P10">One Time Pad Encryption Device</text:p>
      <text:p text:style-name="P10"/>
      <text:p text:style-name="P10"/>
      <text:p text:style-name="P10"/>
      <text:p text:style-name="P10">CodeCon Tasmania </text:p>
      <text:p text:style-name="P10">Buckland </text:p>
      <text:p text:style-name="P10">March 2014</text:p>
      <text:p text:style-name="P13"/>
      <text:p text:style-name="Standard"/>
      <text:p text:style-name="P8">What is this project is about?</text:p>
      <text:p text:style-name="P6"/>
      <text:p text:style-name="P9">The Liberty Communicator will be hardware and software device about the size of a small mobile phone that will allow friends and acquaintances (who periodically meet in person) to communicate using text messages securely, while away from each other. To keep the device simple and cheep, the device will only perform the encoding/decoding and entry/display of the text messages.</text:p>
      <text:p text:style-name="P9"/>
      <text:p text:style-name="P9">A host device such as mobile phone or computer will be needed to handle the transport of the already-encrypted messages. Security on the host will be less important as the messages will never exist in plane text form on either the host or network the host is connected to.</text:p>
      <text:p text:style-name="Standard"/>
      <text:p text:style-name="P2"/>
      <text:p text:style-name="P8">Why I'm I doing it?</text:p>
      <text:p text:style-name="P2"/>
      <text:p text:style-name="P9">1) I would like my own communications to be private.</text:p>
      <text:p text:style-name="P9"/>
      <text:p text:style-name="P9">2) To learn about cryptography.</text:p>
      <text:p text:style-name="P9"/>
      <text:p text:style-name="P9">3) There can never be too many cryptography products!</text:p>
      <text:p text:style-name="P9"/>
      <text:p text:style-name="P9">4) To piss off the NSA :-)</text:p>
      <text:p text:style-name="P1"/>
      <text:p text:style-name="Standard"/>
      <text:p text:style-name="P2"/>
      <text:p text:style-name="P15">What Can you expect it to do with it?</text:p>
      <text:p text:style-name="P9"/>
      <text:p text:style-name="P9">- Allow text messages to sent a received securely.</text:p>
      <text:p text:style-name="P9">- Allow text to be edited and displayed.</text:p>
      <text:p text:style-name="P9">- Allow passwords and keys to be sent and received from remote units.</text:p>
      <text:p text:style-name="P9">- Can be used as an external key-ring by a host computer.</text:p>
      <text:p text:style-name="P9">- Allow keys in the key-ring to be sent to a remote communicator.</text:p>
      <text:p text:style-name="P9"/>
      <text:p text:style-name="Standard"/>
      <text:p text:style-name="P8">What you will <text:span text:style-name="T2">not </text:span><text:span text:style-name="T2">be able to </text:span><text:span text:style-name="T2">do</text:span> with it...</text:p>
      <text:p text:style-name="P5"/>
      <text:p text:style-name="P9">- It will not replace other cryptography (Will supplement them)</text:p>
      <text:p text:style-name="P9">- It will not communicate over long distance (Will use a host for that)</text:p>
      <text:p text:style-name="P9">- It will not do voice or video communications.</text:p>
      <text:p text:style-name="P9">- It will not send or receive files.</text:p>
      <text:p text:style-name="P9">- It will not have a camera.</text:p>
      <text:p text:style-name="P9">- It will not be a a mobile phone.</text:p>
      <text:p text:style-name="P9">- It will not be a smart phone</text:p>
      <text:p text:style-name="P9">- it will not have a web browser.</text:p>
      <text:p text:style-name="P9">- It will not have a GPS</text:p>
      <text:p text:style-name="P9">- It will not be expensive.</text:p>
      <text:p text:style-name="P9">- It will not connect directly to the Internet or GSM network</text:p>
      <text:p text:style-name="P9">- It will not use lots of power and run down the battery quckly.</text:p>
      <text:p text:style-name="P9">- It will not run Java Apps.</text:p>
      <text:p text:style-name="P9">- It will not run Android Apps</text:p>
      <text:p text:style-name="P9">- It will not run Javascript.</text:p>
      <text:p text:style-name="P9">- It will not have a TCP/IP stack</text:p>
      <text:p text:style-name="P9">- It will not run Linux (simulator will run under Linux as a user mode app)</text:p>
      <text:p text:style-name="P9">- It will not use any public key encryption.</text:p>
      <text:p text:style-name="P9">- It will not make coffee</text:p>
      <text:p text:style-name="P9"/>
      <text:p text:style-name="Standard"/>
      <text:p text:style-name="P16">What problem does it solve?</text:p>
      <text:p text:style-name="P1"/>
      <text:p text:style-name="P17">The privacy of personal communications can be violated by a number of means, for instance :-</text:p>
      <text:p text:style-name="Standard"/>
      <text:p text:style-name="P20"><text:span text:style-name="T1">ECHELON </text:span>– mass surveillance of networks. (1960s and onwards)</text:p>
      <text:p text:style-name="P20"><text:span text:style-name="T1">PRISM</text:span> - mass surveillance of data centers (2007 and onwards)</text:p>
      <text:p text:style-name="P20"><text:span text:style-name="T1">CANDYGRAM</text:span>: tripwire device that emulates a GSM cell phone tower.</text:p>
      <text:p text:style-name="P20"><text:span text:style-name="T1">FIREWALK:</text:span> A device that looks identical to a RJ45 socket that allows data to be injected. </text:p>
      <text:p text:style-name="P20"><text:span text:style-name="T1">HEADWATER:</text:span> Persistent back-door technology on Huawei routers</text:p>
      <text:p text:style-name="P20"><text:span text:style-name="T1">MONKEYCALENDAR:</text:span> Software that transmits a mobile's location by hidden text message</text:p>
      <text:p text:style-name="P20"><text:span text:style-name="T1">BULLDOZER:</text:span> hidden wireless bridge allowing NSA to remotely control a system wireless</text:p>
      <text:p text:style-name="P20"><text:span text:style-name="T1">WATERWITCH:</text:span> allows the operator to find the precise location of a nearby mobile phones</text:p>
      <text:p text:style-name="P20"><text:span text:style-name="T1">SOUFFLETROUGH:</text:span> BIOS injection software that can compromise some firewalls</text:p>
      <text:p text:style-name="P20"><text:span text:style-name="T1">JETPLOW:</text:span> Firmware back-door in a Cisco PIX series and ASA firewalls</text:p>
      <text:p text:style-name="Standard"/>
      <text:p text:style-name="P22">Implementing encryption can help with privacy, but encryption is pointless if the eavesdropper<text:span text:style-name="T2"> has access to the plain text before encryption or after decryption. </text:span></text:p>
      <text:p text:style-name="P19"/>
      <text:p text:style-name="P18"><text:span text:style-name="T3">The following attacks </text:span><text:span text:style-name="T3">can</text:span><text:span text:style-name="T3"> compromise security regardless of encryption </text:span><text:span text:style-name="T3">employed</text:span><text:span text:style-name="T3"> on the device :-</text:span></text:p>
      <text:p text:style-name="Standard"/>
      <text:p text:style-name="Standard"/>
      <text:p text:style-name="P21"><text:span text:style-name="T1">PICASSO:</text:span> Software that can collect mobile phone location date, call metadata, access the phone’s microphone to eavesdrop on nearby conversations</text:p>
      <text:p text:style-name="P21"><text:span text:style-name="T1">COTTONMOUTH:</text:span> modified USB and Ethernet connectors used to install Trojan horse. </text:p>
      <text:p text:style-name="P21"><text:span text:style-name="T1">DEITYBOUNCE:</text:span> BIOS back-door for Dell PowerEdge servers.</text:p>
      <text:p text:style-name="P21"><text:span text:style-name="T1">DROPOUTJEEP: </text:span>implant for the Apple iPhone.</text:p>
      <text:p text:style-name="P21"><text:span text:style-name="T1">GINSU:</text:span> a PCI bus device in a computer, and can reinstall itself upon system boot-up</text:p>
      <text:p text:style-name="P21"><text:span text:style-name="T1">GOPHERSET:</text:span> uses a phone's SIM card’s API to control the phone remotely.</text:p>
      <text:p text:style-name="P21"><text:span text:style-name="T1">HOWLERMONKEY:</text:span> A RF transceiver to allow systems to be <text:s/>controlled remotely</text:p>
      <text:p text:style-name="P21"><text:span text:style-name="T1">IRONCHEF:</text:span> <text:s/>can "infect" networks by installing itself in a computer I/O BIOS</text:p>
      <text:p text:style-name="P21"><text:span text:style-name="T1">LOUDAUTO: </text:span>$30 audio-based RF retro-reflector listening device</text:p>
      <text:p text:style-name="P21"><text:span text:style-name="T1">NIGHTSTAND:</text:span> Installs Microsoft Windows exploits from a distance of up to eight miles</text:p>
      <text:p text:style-name="P21"><text:span text:style-name="T1">RAGEMASTER: </text:span>intercepts video between a computer and a monitor; RADAR powered.</text:p>
      <text:p text:style-name="P21"><text:span text:style-name="T1">SURLYSPAWN: </text:span>Keystroke monitor used on remote computers not connected to Internet</text:p>
      <text:p text:style-name="P21"><text:span text:style-name="T1">TOTEGHOSTLY:</text:span> Remote access Software that can be implanted on a Windows mobile.</text:p>
      <text:p text:style-name="P21"><text:span text:style-name="T1">ANGRYMONK:</text:span> Technology that can infiltrate the firmware of hard drives.</text:p>
      <text:p text:style-name="P21"/>
      <text:p text:style-name="P18">What about the future of spying?</text:p>
      <text:p text:style-name="Standard"/>
      <text:p text:style-name="Standard">Organisations such as the NSA could work with chip vendors to incorporate back doors in silicon, </text:p>
      <text:p text:style-name="Standard">for example inside CPUs, memory and peripheral controllers. Small on chip antennas could be used to distribute signals encoded to appear as noise and route signals between chips on the same board or nearby devices. <text:s/>Hardware engineers working at board level would not be aware of the back door operation of the devices they have selected for their designs.</text:p>
      <text:p text:style-name="Standard"/>
      <text:p text:style-name="P15">How will the project will be structured?</text:p>
      <text:p text:style-name="P3"/>
      <text:p text:style-name="Standard">The overall project will be divided into four separate projects: Two Hardware and Two software </text:p>
      <text:p text:style-name="Standard"/>
      <text:p text:style-name="P11">The Liberty Communicator Firmware Project (Software):-</text:p>
      <text:p text:style-name="Standard"><text:tab/>- Decodes the keypad and allows a user to enter a text message.</text:p>
      <text:p text:style-name="Standard"><text:tab/>- Encodes the message using a One Time Pad.</text:p>
      <text:p text:style-name="Standard"><text:tab/>- Transmits the encoded message to a host device.</text:p>
      <text:p text:style-name="Standard"><text:tab/>- Receives an encoded message from a host device.</text:p>
      <text:p text:style-name="Standard"><text:s/><text:tab/>- Decodes a received message using a one time pad.</text:p>
      <text:p text:style-name="Standard"><text:tab/>- Displays the decoded message on a small display.</text:p>
      <text:p text:style-name="Standard"><text:tab/>- Whitens random data received from the hardware random noise generator.</text:p>
      <text:p text:style-name="Standard"><text:tab/>- Generates a reserve pool of random data used for OTPs</text:p>
      <text:p text:style-name="Standard"><text:s text:c="12"/>- Manages the exchange of OTPs with other users in proximity.</text:p>
      <text:p text:style-name="Standard"><text:tab/>- Mange the secure erasing of used OTP data.</text:p>
      <text:p text:style-name="Standard"><text:tab/>- Manage user settings and security.<text:tab/></text:p>
      <text:p text:style-name="Standard"><text:tab/>- Provide a key-ring/key store for use by a host device.</text:p>
      <text:p text:style-name="Standard"><text:tab/>- Provide a simulation driver to allow the software to be tested on Linux development <text:tab/>machine without access to a hardware device.</text:p>
      <text:p text:style-name="Standard"/>
      <text:p text:style-name="Standard"/>
      <text:p text:style-name="P11">The Liberty Communicator (Hardware) :-</text:p>
      <text:p text:style-name="Standard"><text:tab/>- A general purpose micro controller based system.</text:p>
      <text:p text:style-name="Standard"><text:tab/>- A keyboard for text entry and running <text:s/>functions.</text:p>
      <text:p text:style-name="Standard"><text:tab/>- Power Supply with Rechargeable Battery.</text:p>
      <text:p text:style-name="Standard"><text:tab/>- Hardware random noise generator (Source of Entropy)</text:p>
      <text:p text:style-name="Standard"><text:tab/>- OTP-TP One Time Pad Transfer Port for exchanging OTPs with other devices locally</text:p>
      <text:p text:style-name="Standard"><text:tab/>- USB port for connecting with the host.</text:p>
      <text:p text:style-name="Standard"><text:tab/>- Bluetooth device for connecting to hosts via wireless</text:p>
      <text:p text:style-name="Standard"><text:tab/>- Flash memory or SD card interface for storing keys.<text:tab/></text:p>
      <text:p text:style-name="Standard"><text:tab/>- Will provide an open source schematic diagram, PCB pattern, BOM (Bill of materials) <text:tab/> and documentation on the design, construction and testing of the hardware.</text:p>
      <text:p text:style-name="Standard"/>
      <text:p text:style-name="Standard"/>
      <text:p text:style-name="P11">An exchange server for the host (Software) <text:s/>:-</text:p>
      <text:p text:style-name="Standard"><text:tab/>- Compatible with multiple platforms (Linux, Windows, OS X, Android etc)</text:p>
      <text:p text:style-name="Standard"><text:tab/>- Receives encoded messages from a local communicator device.</text:p>
      <text:p text:style-name="Standard"><text:tab/>- Forwards encoded messages to a remote exchange survey.</text:p>
      <text:p text:style-name="Standard"><text:tab/>- Uses existing protocols to exchange data based on the format of the “Address field”</text:p>
      <text:p text:style-name="Standard"><text:tab/>- Poll servers for incoming encoded messages.</text:p>
      <text:p text:style-name="Standard"><text:tab/>- Send encoded messages to the local communicator device</text:p>
      <text:p text:style-name="Standard"><text:tab/></text:p>
      <text:p text:style-name="Standard"><text:s text:c="11"/>Suggested protocols it should support :-</text:p>
      <text:p text:style-name="Standard"><text:tab/><text:tab/>- EMAIL (Encode message as an attachment, send via mail server)</text:p>
      <text:p text:style-name="Standard"><text:tab/><text:tab/>- HTTP: send message as POST request.</text:p>
      <text:p text:style-name="Standard"><text:tab/><text:tab/>- Bitmessage</text:p>
      <text:p text:style-name="Standard"><text:tab/><text:tab/>- Other Suggestions?</text:p>
      <text:p text:style-name="Standard"/>
      <text:p text:style-name="P11">Liberty Comminicator Enclosure (Hardware) :-</text:p>
      <text:p text:style-name="Standard"><text:tab/>- A 3D printable plastic case for the Hardware PCB.</text:p>
      <text:p text:style-name="Standard"><text:tab/>- Makes the communicator a practical item, usable as a commercial product.</text:p>
      <text:p text:style-name="P13"/>
      <text:p text:style-name="P3"/>
      <text:p text:style-name="P7">Languages that will be used and Why</text:p>
      <text:p text:style-name="P3"/>
      <text:p text:style-name="P12"><text:s text:c="2"/>For the communicator firmware :-</text:p>
      <text:p text:style-name="Standard"/>
      <text:p text:style-name="P9"><text:tab/>C / C++ <text:s/></text:p>
      <text:p text:style-name="P9"><text:tab/><text:tab/>- Runs efficiently on low end micro-controllers.</text:p>
      <text:p text:style-name="P9"><text:tab/><text:tab/>- Does not require an Operating System.</text:p>
      <text:p text:style-name="P9"><text:tab/><text:tab/>- Support for direct hardware access.</text:p>
      <text:p text:style-name="P9"><text:tab/><text:tab/>- Good open source code base.</text:p>
      <text:p text:style-name="P9"><text:tab/><text:tab/>- Reasonably portable.</text:p>
      <text:p text:style-name="P9"><text:tab/><text:tab/>- Can run directly from ROM and Flash memory.</text:p>
      <text:p text:style-name="P9"><text:tab/><text:tab/>- Memory management under control of programmer.</text:p>
      <text:p text:style-name="P9"/>
      <text:p text:style-name="Standard"/>
      <text:p text:style-name="P11"><text:s/><text:span text:style-name="T5"><text:s text:c="2"/></text:span><text:span text:style-name="T5">For the Exchange Application :-</text:span></text:p>
      <text:p text:style-name="Standard"><text:tab/><text:span text:style-name="T5">Python / Java <text:s/>- open to other suggestions?</text:span></text:p>
      <text:p text:style-name="P9"/>
      <text:p text:style-name="P9"><text:tab/><text:tab/>- Ideally portable to the following platforms :-</text:p>
      <text:p text:style-name="P9"><text:tab/><text:tab/><text:tab/>Linux, Windows, Mac, Android, iPhone, Blackberry</text:p>
      <text:p text:style-name="P9"/>
      <text:p text:style-name="P9"><text:tab/><text:tab/>- <text:s/>Availability of popular librarians and APIs, <text:s/>mail, http, <text:tab/><text:tab/><text:tab/> <text:s text:c="2"/>sockets, crypto etc.</text:p>
      <text:p text:style-name="Standard"/>
      <text:p text:style-name="P3"/>
      <text:p text:style-name="P3"/>
      <text:p text:style-name="P7"/>
      <text:p text:style-name="P14">How you intend to test your project?</text:p>
      <text:p text:style-name="P3"/>
      <text:p text:style-name="Standard"><text:s/><text:span text:style-name="T5">Hardware will incorporate some self testing features to help detect defects that may not be <text:tab/>apparent to the user. (For example a non operating random noise generator)</text:span></text:p>
      <text:p text:style-name="P9"/>
      <text:p text:style-name="P9">Phase 1 testing of the software will be to ensure the communicator runs smoothly from the users perspective.</text:p>
      <text:p text:style-name="P9"/>
      <text:p text:style-name="P9">Phase 2 testing will involve getting people with expertise in cryptography to audit the code.</text:p>
      <text:p text:style-name="P3"/>
      <text:p text:style-name="P7"/>
      <text:p text:style-name="P7">Help needed with aspects of the project.</text:p>
      <text:p text:style-name="P3"><text:tab/></text:p>
      <text:p text:style-name="Standard"><text:span text:style-name="T4"><text:tab/></text:span>M<text:span text:style-name="T5">y own personal expertise with EDA (Electronic Design Automation) software is with a commercial non-free package called Altium Designer, Anyone with experience with free open source EDA packages such as KiCad or gEDA would be valuable for the project.</text:span></text:p>
      <text:p text:style-name="P9"/>
      <text:p text:style-name="P9">Likewise, people with skills in 3D Industrial design who could produce an STL file for a 3D printable case would also be valuable.</text:p>
      <text:p text:style-name="P9"/>
      <text:p text:style-name="P9">Otherwise, anyone who would like to contribute is welcome.</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meta:initial-creator>
    <meta:creation-date>2014-03-11T23:44:04</meta:creation-date>
    <dc:date>2014-03-14T01:57:58</dc:date>
    <dc:creator>Mike </dc:creator>
    <meta:editing-duration>PT10H20M59S</meta:editing-duration>
    <meta:editing-cycles>23</meta:editing-cycles>
    <meta:generator>OpenOffice.org/3.2$Linux OpenOffice.org_project/320m12$Build-9483</meta:generator>
    <meta:document-statistic meta:table-count="0" meta:image-count="0" meta:object-count="0" meta:page-count="7" meta:paragraph-count="137" meta:word-count="1460" meta:character-count="8707"/>
  </office:meta>
</office:document-meta>
</file>